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2bec0" officeooo:paragraph-rsid="0002bec0"/>
    </style:style>
    <style:style style:name="P2" style:family="paragraph" style:parent-style-name="Standard">
      <style:text-properties officeooo:rsid="0002bec0" officeooo:paragraph-rsid="00046775"/>
    </style:style>
    <style:style style:name="P3" style:family="paragraph" style:parent-style-name="Standard">
      <style:text-properties officeooo:rsid="0002bec0" officeooo:paragraph-rsid="000b7612"/>
    </style:style>
    <style:style style:name="P4" style:family="paragraph" style:parent-style-name="Standard">
      <style:text-properties officeooo:rsid="0002bec0" officeooo:paragraph-rsid="000c6993"/>
    </style:style>
    <style:style style:name="P5" style:family="paragraph" style:parent-style-name="Standard">
      <style:text-properties officeooo:rsid="0002bec0" officeooo:paragraph-rsid="000f2634"/>
    </style:style>
    <style:style style:name="P6" style:family="paragraph" style:parent-style-name="Standard">
      <style:text-properties officeooo:rsid="0002bec0" officeooo:paragraph-rsid="001e21c2"/>
    </style:style>
    <style:style style:name="P7" style:family="paragraph" style:parent-style-name="Standard">
      <style:text-properties officeooo:rsid="0002bec0" officeooo:paragraph-rsid="001f318e"/>
    </style:style>
    <style:style style:name="P8" style:family="paragraph" style:parent-style-name="Standard">
      <style:text-properties officeooo:rsid="0002bec0" officeooo:paragraph-rsid="00346a3a"/>
    </style:style>
    <style:style style:name="P9" style:family="paragraph" style:parent-style-name="Standard">
      <style:text-properties officeooo:rsid="0002bec0" officeooo:paragraph-rsid="0034abd5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2bec0" officeooo:paragraph-rsid="0002bec0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2bec0" officeooo:paragraph-rsid="00046775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2bec0" officeooo:paragraph-rsid="000b7612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2bec0" officeooo:paragraph-rsid="000f2634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2bec0" officeooo:paragraph-rsid="001e21c2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2bec0" officeooo:paragraph-rsid="00346a3a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officeooo:rsid="0002bec0" officeooo:paragraph-rsid="00032874"/>
    </style:style>
    <style:style style:name="P17" style:family="paragraph" style:parent-style-name="Standard">
      <style:text-properties style:text-underline-style="solid" style:text-underline-width="auto" style:text-underline-color="font-color" officeooo:rsid="0002bec0" officeooo:paragraph-rsid="00046775"/>
    </style:style>
    <style:style style:name="P18" style:family="paragraph" style:parent-style-name="Standard">
      <style:text-properties style:text-underline-style="solid" style:text-underline-width="auto" style:text-underline-color="font-color" officeooo:rsid="0002bec0" officeooo:paragraph-rsid="000b7612"/>
    </style:style>
    <style:style style:name="P19" style:family="paragraph" style:parent-style-name="Standard">
      <style:text-properties style:text-underline-style="solid" style:text-underline-width="auto" style:text-underline-color="font-color" officeooo:rsid="0002bec0" officeooo:paragraph-rsid="000dd751"/>
    </style:style>
    <style:style style:name="P20" style:family="paragraph" style:parent-style-name="Standard">
      <style:text-properties style:text-underline-style="solid" style:text-underline-width="auto" style:text-underline-color="font-color" officeooo:rsid="0002bec0" officeooo:paragraph-rsid="000f2634"/>
    </style:style>
    <style:style style:name="P21" style:family="paragraph" style:parent-style-name="Standard">
      <style:text-properties style:text-underline-style="solid" style:text-underline-width="auto" style:text-underline-color="font-color" officeooo:rsid="0002bec0" officeooo:paragraph-rsid="001c6064"/>
    </style:style>
    <style:style style:name="P22" style:family="paragraph" style:parent-style-name="Standard">
      <style:text-properties style:text-underline-style="solid" style:text-underline-width="auto" style:text-underline-color="font-color" officeooo:rsid="0002bec0" officeooo:paragraph-rsid="001e21c2"/>
    </style:style>
    <style:style style:name="P23" style:family="paragraph" style:parent-style-name="Standard">
      <style:text-properties style:text-underline-style="solid" style:text-underline-width="auto" style:text-underline-color="font-color" officeooo:rsid="0002bec0" officeooo:paragraph-rsid="00329749"/>
    </style:style>
    <style:style style:name="P24" style:family="paragraph" style:parent-style-name="Standard">
      <style:text-properties style:text-underline-style="solid" style:text-underline-width="auto" style:text-underline-color="font-color" officeooo:rsid="0002bec0" officeooo:paragraph-rsid="00346a3a"/>
    </style:style>
    <style:style style:name="P25" style:family="paragraph" style:parent-style-name="Standard">
      <style:text-properties style:text-underline-style="none" fo:font-weight="bold" officeooo:rsid="00032874" officeooo:paragraph-rsid="00032874" style:font-weight-asian="bold" style:font-weight-complex="bold"/>
    </style:style>
    <style:style style:name="P26" style:family="paragraph" style:parent-style-name="Standard">
      <style:text-properties style:text-underline-style="none" fo:font-weight="bold" officeooo:rsid="00032874" officeooo:paragraph-rsid="00046775" style:font-weight-asian="bold" style:font-weight-complex="bold"/>
    </style:style>
    <style:style style:name="P27" style:family="paragraph" style:parent-style-name="Standard">
      <style:text-properties style:text-underline-style="none" fo:font-weight="bold" officeooo:rsid="00032874" officeooo:paragraph-rsid="000dd751" style:font-weight-asian="bold" style:font-weight-complex="bold"/>
    </style:style>
    <style:style style:name="P28" style:family="paragraph" style:parent-style-name="Standard">
      <style:text-properties style:text-underline-style="none" fo:font-weight="bold" officeooo:rsid="00032874" officeooo:paragraph-rsid="001c6064" style:font-weight-asian="bold" style:font-weight-complex="bold"/>
    </style:style>
    <style:style style:name="P29" style:family="paragraph" style:parent-style-name="Standard">
      <style:text-properties style:text-underline-style="none" fo:font-weight="bold" officeooo:rsid="00046775" officeooo:paragraph-rsid="0010dad3" style:font-weight-asian="bold" style:font-weight-complex="bold"/>
    </style:style>
    <style:style style:name="P30" style:family="paragraph" style:parent-style-name="Standard">
      <style:text-properties style:text-underline-style="none" fo:font-weight="bold" officeooo:rsid="00046775" officeooo:paragraph-rsid="001e21c2" style:font-weight-asian="bold" style:font-weight-complex="bold"/>
    </style:style>
    <style:style style:name="P31" style:family="paragraph" style:parent-style-name="Standard">
      <style:text-properties style:text-underline-style="none" fo:font-weight="bold" officeooo:rsid="00046775" officeooo:paragraph-rsid="00346a3a" style:font-weight-asian="bold" style:font-weight-complex="bold"/>
    </style:style>
    <style:style style:name="P32" style:family="paragraph" style:parent-style-name="Standard">
      <style:text-properties style:text-underline-style="none" fo:font-weight="bold" officeooo:rsid="0026abaf" officeooo:paragraph-rsid="003099be" style:font-weight-asian="bold" style:font-weight-complex="bold"/>
    </style:style>
    <style:style style:name="P33" style:family="paragraph" style:parent-style-name="Standard">
      <style:text-properties style:text-underline-style="none" fo:font-weight="bold" officeooo:rsid="0026abaf" officeooo:paragraph-rsid="00346a3a" style:font-weight-asian="bold" style:font-weight-complex="bold"/>
    </style:style>
    <style:style style:name="P34" style:family="paragraph" style:parent-style-name="Standard">
      <style:text-properties style:text-underline-style="none" fo:font-weight="normal" officeooo:rsid="0002bec0" officeooo:paragraph-rsid="00346a3a" style:font-weight-asian="normal" style:font-weight-complex="normal"/>
    </style:style>
    <style:style style:name="P35" style:family="paragraph" style:parent-style-name="Standard">
      <style:text-properties style:text-underline-style="none" fo:font-weight="normal" officeooo:rsid="0002bec0" officeooo:paragraph-rsid="0039fa1a" style:font-weight-asian="normal" style:font-weight-complex="normal"/>
    </style:style>
    <style:style style:name="P36" style:family="paragraph" style:parent-style-name="Standard">
      <style:text-properties style:text-underline-style="none" fo:font-weight="bold" officeooo:rsid="00046775" officeooo:paragraph-rsid="0039fa1a" style:font-weight-asian="bold" style:font-weight-complex="bold"/>
    </style:style>
    <style:style style:name="P37" style:family="paragraph" style:parent-style-name="Standard">
      <style:text-properties style:text-underline-style="solid" style:text-underline-width="auto" style:text-underline-color="font-color" officeooo:rsid="0002bec0" officeooo:paragraph-rsid="0038926b"/>
    </style:style>
    <style:style style:name="P38" style:family="paragraph" style:parent-style-name="Standard">
      <style:text-properties style:text-underline-style="solid" style:text-underline-width="auto" style:text-underline-color="font-color" officeooo:rsid="0002bec0" officeooo:paragraph-rsid="0039fa1a"/>
    </style:style>
    <style:style style:name="P39" style:family="paragraph" style:parent-style-name="Standard">
      <style:text-properties style:text-underline-style="solid" style:text-underline-width="auto" style:text-underline-color="font-color" officeooo:rsid="0002bec0" officeooo:paragraph-rsid="003f2e53"/>
    </style:style>
    <style:style style:name="P4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2bec0" officeooo:paragraph-rsid="0039fa1a" style:font-weight-asian="bold" style:font-weight-complex="bold"/>
    </style:style>
    <style:style style:name="P41" style:family="paragraph" style:parent-style-name="Standard">
      <style:text-properties officeooo:rsid="0002bec0" officeooo:paragraph-rsid="0039fa1a"/>
    </style:style>
    <style:style style:name="P42" style:family="paragraph" style:parent-style-name="Standard">
      <style:text-properties officeooo:rsid="0002bec0" officeooo:paragraph-rsid="003b732f"/>
    </style:style>
    <style:style style:name="P43" style:family="paragraph" style:parent-style-name="Standard">
      <style:text-properties officeooo:rsid="0002bec0" officeooo:paragraph-rsid="003c711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0c9549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1f318e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2130d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350859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370175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3c711c" style:font-weight-asian="bold" style:font-weight-complex="bold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032874"/>
    </style:style>
    <style:style style:name="T12" style:family="text">
      <style:text-properties style:text-underline-style="none" fo:font-weight="bold" officeooo:rsid="00032874" style:font-weight-asian="bold" style:font-weight-complex="bold"/>
    </style:style>
    <style:style style:name="T13" style:family="text">
      <style:text-properties style:text-underline-style="none" fo:font-weight="bold" officeooo:rsid="00046775" style:font-weight-asian="bold" style:font-weight-complex="bold"/>
    </style:style>
    <style:style style:name="T14" style:family="text">
      <style:text-properties style:text-underline-style="none" fo:font-weight="bold" officeooo:rsid="0009b198" style:font-weight-asian="bold" style:font-weight-complex="bold"/>
    </style:style>
    <style:style style:name="T15" style:family="text">
      <style:text-properties style:text-underline-style="none" fo:font-weight="bold" officeooo:rsid="000dd751" style:font-weight-asian="bold" style:font-weight-complex="bold"/>
    </style:style>
    <style:style style:name="T16" style:family="text">
      <style:text-properties style:text-underline-style="none" fo:font-weight="bold" officeooo:rsid="0010dad3" style:font-weight-asian="bold" style:font-weight-complex="bold"/>
    </style:style>
    <style:style style:name="T17" style:family="text">
      <style:text-properties style:text-underline-style="none" fo:font-weight="bold" officeooo:rsid="001c6064" style:font-weight-asian="bold" style:font-weight-complex="bold"/>
    </style:style>
    <style:style style:name="T18" style:family="text">
      <style:text-properties style:text-underline-style="none" fo:font-weight="bold" officeooo:rsid="0024ec90" style:font-weight-asian="bold" style:font-weight-complex="bold"/>
    </style:style>
    <style:style style:name="T19" style:family="text">
      <style:text-properties style:text-underline-style="none" fo:font-weight="bold" officeooo:rsid="0026abaf" style:font-weight-asian="bold" style:font-weight-complex="bold"/>
    </style:style>
    <style:style style:name="T20" style:family="text">
      <style:text-properties style:text-underline-style="none" fo:font-weight="bold" officeooo:rsid="003099be" style:font-weight-asian="bold" style:font-weight-complex="bold"/>
    </style:style>
    <style:style style:name="T21" style:family="text">
      <style:text-properties style:text-underline-style="none" fo:font-weight="bold" officeooo:rsid="00329749" style:font-weight-asian="bold" style:font-weight-complex="bold"/>
    </style:style>
    <style:style style:name="T22" style:family="text">
      <style:text-properties style:text-underline-style="none" fo:font-weight="bold" officeooo:rsid="003858aa" style:font-weight-asian="bold" style:font-weight-complex="bold"/>
    </style:style>
    <style:style style:name="T23" style:family="text">
      <style:text-properties style:text-underline-style="none" fo:font-weight="bold" officeooo:rsid="0038926b" style:font-weight-asian="bold" style:font-weight-complex="bold"/>
    </style:style>
    <style:style style:name="T24" style:family="text">
      <style:text-properties style:text-underline-style="none" fo:font-weight="bold" officeooo:rsid="003c711c" style:font-weight-asian="bold" style:font-weight-complex="bold"/>
    </style:style>
    <style:style style:name="T25" style:family="text">
      <style:text-properties style:text-underline-style="none" fo:font-weight="bold" officeooo:rsid="003da341" style:font-weight-asian="bold" style:font-weight-complex="bold"/>
    </style:style>
    <style:style style:name="T26" style:family="text">
      <style:text-properties style:text-underline-style="none" fo:font-weight="bold" officeooo:rsid="003f2e53" style:font-weight-asian="bold" style:font-weight-complex="bold"/>
    </style:style>
    <style:style style:name="T27" style:family="text">
      <style:text-properties style:text-underline-style="none" officeooo:rsid="00046775"/>
    </style:style>
    <style:style style:name="T28" style:family="text">
      <style:text-properties style:text-underline-style="none" officeooo:rsid="000dd751"/>
    </style:style>
    <style:style style:name="T29" style:family="text">
      <style:text-properties style:text-underline-style="none" officeooo:rsid="0013aa00"/>
    </style:style>
    <style:style style:name="T30" style:family="text">
      <style:text-properties style:text-underline-style="none" officeooo:rsid="0015843a"/>
    </style:style>
    <style:style style:name="T31" style:family="text">
      <style:text-properties style:text-underline-style="none" officeooo:rsid="0016945e"/>
    </style:style>
    <style:style style:name="T32" style:family="text">
      <style:text-properties style:text-underline-style="none" fo:font-weight="normal" style:font-weight-asian="normal" style:font-weight-complex="normal"/>
    </style:style>
    <style:style style:name="T33" style:family="text">
      <style:text-properties style:text-underline-style="none" fo:font-weight="normal" officeooo:rsid="002130dd" style:font-weight-asian="normal" style:font-weight-complex="normal"/>
    </style:style>
    <style:style style:name="T34" style:family="text">
      <style:text-properties style:text-underline-style="none" fo:font-weight="normal" officeooo:rsid="00350859" style:font-weight-asian="normal" style:font-weight-complex="normal"/>
    </style:style>
    <style:style style:name="T35" style:family="text">
      <style:text-properties style:text-underline-style="none" fo:font-weight="normal" officeooo:rsid="00370175" style:font-weight-asian="normal" style:font-weight-complex="normal"/>
    </style:style>
    <style:style style:name="T36" style:family="text">
      <style:text-properties style:text-underline-style="none" fo:font-weight="normal" officeooo:rsid="003b732f" style:font-weight-asian="normal" style:font-weight-complex="normal"/>
    </style:style>
    <style:style style:name="T37" style:family="text">
      <style:text-properties style:text-underline-style="none" fo:font-weight="normal" officeooo:rsid="003c711c" style:font-weight-asian="normal" style:font-weight-complex="normal"/>
    </style:style>
    <style:style style:name="T38" style:family="text">
      <style:text-properties style:text-underline-style="none" officeooo:rsid="00232f75"/>
    </style:style>
    <style:style style:name="T39" style:family="text">
      <style:text-properties style:text-underline-style="none" officeooo:rsid="002856cd"/>
    </style:style>
    <style:style style:name="T40" style:family="text">
      <style:text-properties style:text-underline-style="none" officeooo:rsid="002fb62b"/>
    </style:style>
    <style:style style:name="T41" style:family="text">
      <style:text-properties style:text-underline-style="none" officeooo:rsid="00370175"/>
    </style:style>
    <style:style style:name="T42" style:family="text">
      <style:text-properties style:text-underline-style="none" officeooo:rsid="003cc2f4"/>
    </style:style>
    <style:style style:name="T43" style:family="text">
      <style:text-properties officeooo:rsid="00046775"/>
    </style:style>
    <style:style style:name="T44" style:family="text">
      <style:text-properties officeooo:rsid="00061b8c"/>
    </style:style>
    <style:style style:name="T45" style:family="text">
      <style:text-properties officeooo:rsid="000b7612"/>
    </style:style>
    <style:style style:name="T46" style:family="text">
      <style:text-properties officeooo:rsid="000c6993"/>
    </style:style>
    <style:style style:name="T47" style:family="text">
      <style:text-properties officeooo:rsid="000c9549"/>
    </style:style>
    <style:style style:name="T48" style:family="text">
      <style:text-properties officeooo:rsid="000f2634"/>
    </style:style>
    <style:style style:name="T49" style:family="text">
      <style:text-properties officeooo:rsid="001e21c2"/>
    </style:style>
    <style:style style:name="T50" style:family="text">
      <style:text-properties officeooo:rsid="001f318e"/>
    </style:style>
    <style:style style:name="T51" style:family="text">
      <style:text-properties officeooo:rsid="00346a3a"/>
    </style:style>
    <style:style style:name="T52" style:family="text">
      <style:text-properties officeooo:rsid="0034abd5"/>
    </style:style>
    <style:style style:name="T53" style:family="text">
      <style:text-properties officeooo:rsid="0039fa1a"/>
    </style:style>
    <style:style style:name="T54" style:family="text">
      <style:text-properties officeooo:rsid="003b732f"/>
    </style:style>
    <style:style style:name="T55" style:family="text">
      <style:text-properties officeooo:rsid="003c711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DOCUMENTATION PYTHON : </text:p>
      <text:p text:style-name="P1"/>
      <text:p text:style-name="P1">les programmes ci dessous ont été crées en utilisant une version &lt; = python 3.5</text:p>
      <text:p text:style-name="P1"/>
      <text:p text:style-name="P1"/>
      <text:p text:style-name="P1"/>
      <text:p text:style-name="P10">Recupération du tag RFID d’un badge : </text:p>
      <text:p text:style-name="P1"/>
      <text:p text:style-name="P1"><text:span text:style-name="T2">programme utilisé </text:span>: ClassRecupererIdBadge.py</text:p>
      <text:p text:style-name="P1"/>
      <text:p text:style-name="P1"><text:span text:style-name="T2">parametre d’entrée</text:span> : Aucun, le programme se declenche lors du passage d’un badge sur un lecteur RFID.</text:p>
      <text:p text:style-name="P1"/>
      <text:p text:style-name="P1"><text:span text:style-name="T2">Paramètre de sortie</text:span> : une variable <text:span text:style-name="T1">I</text:span><text:span text:style-name="T3">D_badge</text:span> de type <text:span text:style-name="T3">« string »</text:span> contenant le tag RFID du badge.</text:p>
      <text:p text:style-name="P1"/>
      <text:p text:style-name="P16">Utilisation :<text:span text:style-name="T10"> L’utilisateur passe un badge → </text:span><text:span text:style-name="T11">obtention de l’id du badge </text:span><text:span text:style-name="T10">→ <text:s/></text:span><text:span text:style-name="T11">renvoie de l’id du badge.</text:span></text:p>
      <text:p text:style-name="P16"><text:span text:style-name="T11"><text:tab/><text:tab/> <text:s text:c="7"/></text:span><text:span text:style-name="T14">Var = new</text:span><text:span text:style-name="T12"> <text:s/></text:span><text:span text:style-name="T14">Badge</text:span><text:span text:style-name="T12"> </text:span><text:span text:style-name="T11"><text:s text:c="3"/>→</text:span><text:span text:style-name="T12"> renvoieIdBadge()</text:span></text:p>
      <text:p text:style-name="P25"/>
      <text:p text:style-name="P25"/>
      <text:p text:style-name="P25"/>
      <text:p text:style-name="P25"/>
      <text:p text:style-name="P11"><text:span text:style-name="T43">Lecture </text:span>d’un <text:span text:style-name="T43">fichier sonore</text:span>: </text:p>
      <text:p text:style-name="P2"/>
      <text:p text:style-name="P2"><text:span text:style-name="T2">programme utilisé </text:span>: <text:span text:style-name="T43">ClassJouerSon.py</text:span></text:p>
      <text:p text:style-name="P2"/>
      <text:p text:style-name="P2"><text:span text:style-name="T2">parametre d’entrée</text:span> : <text:span text:style-name="T43">Un fichier sonore sur le raspberry.</text:span></text:p>
      <text:p text:style-name="P2"/>
      <text:p text:style-name="P2"><text:span text:style-name="T2">Paramètre de sortie</text:span> : <text:span text:style-name="T44">Aucun, le fichier sonore sera lu.</text:span></text:p>
      <text:p text:style-name="P2"/>
      <text:p text:style-name="P17">Utilisation :<text:span text:style-name="T10"> L’utilisateur passe un badge → </text:span><text:span text:style-name="T27">initialisation du son a lire </text:span><text:span text:style-name="T10">→ <text:s/></text:span><text:span text:style-name="T27">lecture du son.</text:span></text:p>
      <text:p text:style-name="P19"><text:span text:style-name="T13"><text:s text:c="10"/>var = new jouerSon (wavToPlay)</text:span><text:span text:style-name="T12">→ </text:span><text:span text:style-name="T13">lancerLecture()</text:span><text:span text:style-name="T12"> </text:span></text:p>
      <text:p text:style-name="P26"/>
      <text:p text:style-name="P26"/>
      <text:p text:style-name="P26"/>
      <text:p text:style-name="P26"/>
      <text:p text:style-name="P12"><text:span text:style-name="T45">Allumage de la LED</text:span>: </text:p>
      <text:p text:style-name="P3"/>
      <text:p text:style-name="P4"><text:span text:style-name="T2">programme utilisé </text:span>: <text:span text:style-name="T46">ClassAllumerLed.py</text:span></text:p>
      <text:p text:style-name="P3"/>
      <text:p text:style-name="P3"><text:span text:style-name="T2">parametre d’entrée</text:span> : <text:span text:style-name="T47">Une </text:span><text:span text:style-name="T4">variable</text:span><text:span text:style-name="T47"> de type </text:span><text:span text:style-name="T4">int = 0 , 1 , 2</text:span></text:p>
      <text:p text:style-name="P3"/>
      <text:p text:style-name="P3"><text:span text:style-name="T2">Paramètre de sortie</text:span> : <text:span text:style-name="T44">Aucun une led sera allumer.</text:span></text:p>
      <text:p text:style-name="P3"/>
      <text:p text:style-name="P18">Utilisation :<text:span text:style-name="T10"> </text:span><text:span text:style-name="T28">Les droits d’un utilisateur ont été recupérer</text:span><text:span text:style-name="T10"> → </text:span><text:span text:style-name="T27">initialisation d</text:span><text:span text:style-name="T28">e l’allumage de la led </text:span><text:span text:style-name="T27"><text:s/></text:span><text:span text:style-name="T10">→ <text:s/></text:span><text:span text:style-name="T28">allumage de la led</text:span><text:span text:style-name="T27">.</text:span></text:p>
      <text:p text:style-name="P19"><text:span text:style-name="T13"><text:s text:c="10"/>var = new </text:span><text:span text:style-name="T15">AllumerLed</text:span><text:span text:style-name="T13">(</text:span><text:span text:style-name="T15">int</text:span><text:span text:style-name="T13">)</text:span><text:span text:style-name="T12"> → </text:span><text:span text:style-name="T15">allumerLedRGB</text:span><text:span text:style-name="T13">()</text:span><text:span text:style-name="T12"> 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13"><text:soft-page-break/><text:span text:style-name="T48">Démarrage/Arrêt d’un équipement</text:span>: </text:p>
      <text:p text:style-name="P5"/>
      <text:p text:style-name="P5"><text:span text:style-name="T2">programme utilisé </text:span>: <text:span text:style-name="T48">ClassAlimentationEquipement.py</text:span></text:p>
      <text:p text:style-name="P5"/>
      <text:p text:style-name="P5"><text:span text:style-name="T2">parametre d’entrée</text:span> : <text:span text:style-name="T47">Une variable </text:span><text:span text:style-name="T4">autorisation</text:span><text:span text:style-name="T47"> de type </text:span><text:span text:style-name="T4">«int».</text:span></text:p>
      <text:p text:style-name="P5"/>
      <text:p text:style-name="P5"><text:span text:style-name="T2">Paramètre de sortie</text:span> : <text:span text:style-name="T44">Aucun , la machine s’allumera ou s’eteindra.</text:span></text:p>
      <text:p text:style-name="P5"/>
      <text:p text:style-name="P20">Utilisation :<text:span text:style-name="T10"> </text:span><text:span text:style-name="T28">Les droits d’un utilisateur ont été recupérer</text:span><text:span text:style-name="T10"> → </text:span><text:span text:style-name="T27">initialisation</text:span><text:span text:style-name="T28"> </text:span><text:span text:style-name="T27"><text:s/></text:span><text:span text:style-name="T10">→ <text:s/></text:span><text:span text:style-name="T28">allumage / </text:span><text:span text:style-name="T29">exctinction <text:s/>d’un </text:span><text:span text:style-name="T30">é</text:span><text:span text:style-name="T29">quipement</text:span><text:span text:style-name="T27"> </text:span><text:span text:style-name="T31">si les droits correspondent.</text:span></text:p>
      <text:p text:style-name="P29"><text:s text:c="5"/></text:p>
      <text:p text:style-name="P21"><text:span text:style-name="T13">var = new </text:span><text:span text:style-name="T16">GestionEquipement</text:span><text:span text:style-name="T13">(</text:span><text:span text:style-name="T16">autorisation</text:span><text:span text:style-name="T13">)</text:span><text:span text:style-name="T12">→ </text:span><text:span text:style-name="T15">allumerLedRGB</text:span><text:span text:style-name="T13">() </text:span><text:span text:style-name="T17">ou eteindreEquipement()</text:span><text:span text:style-name="T12"> </text:span></text:p>
      <text:p text:style-name="P28"/>
      <text:p text:style-name="P28"/>
      <text:p text:style-name="P28"/>
      <text:p text:style-name="P28"/>
      <text:p text:style-name="P14"><text:span text:style-name="T49">Renvoie de l’autorisation et l’id d’un usager sur un equipement</text:span>: </text:p>
      <text:p text:style-name="P6"/>
      <text:p text:style-name="P6"><text:span text:style-name="T2">programme utilisé </text:span>: <text:span text:style-name="T49">ClassRecupererPermission.py</text:span></text:p>
      <text:p text:style-name="P6"/>
      <text:p text:style-name="P7"><text:span text:style-name="T2">parametre d’entrée</text:span> : <text:span text:style-name="T32">une variable </text:span><text:span text:style-name="T3">ID_badge </text:span><text:span text:style-name="T32">de type </text:span><text:span text:style-name="T3">« string »</text:span><text:span text:style-name="T32"> contenant le tag RFID du badge.</text:span></text:p>
      <text:p text:style-name="P7"><text:span text:style-name="T32"><text:tab/><text:tab/> <text:s text:c="8"/>une variable </text:span><text:span text:style-name="T6">id</text:span><text:span text:style-name="T5"> </text:span><text:span text:style-name="T32">de type </text:span><text:span text:style-name="T3">« string »</text:span><text:span text:style-name="T32"> </text:span><text:span text:style-name="T33">contant l’id de l’équipement.</text:span></text:p>
      <text:p text:style-name="P6"/>
      <text:p text:style-name="P6"><text:span text:style-name="T2">Paramètre de sortie</text:span> : <text:span text:style-name="T50">Une </text:span><text:span text:style-name="T5">variable</text:span><text:span text:style-name="T50"> de type </text:span><text:span text:style-name="T5">« int » = 0,1,2</text:span></text:p>
      <text:p text:style-name="P6"/>
      <text:p text:style-name="P22">Utilisation :<text:span text:style-name="T10"> </text:span><text:span text:style-name="T38">Un utilisateur badge</text:span><text:span text:style-name="T10"> → </text:span><text:span text:style-name="T27">initialisation</text:span><text:span text:style-name="T28"> </text:span><text:span text:style-name="T27"><text:s/></text:span><text:span text:style-name="T39">ET</text:span><text:span text:style-name="T10"> <text:s/></text:span><text:span text:style-name="T38">interrogation de l’API → </text:span><text:span text:style-name="T31"><text:s/></text:span><text:span text:style-name="T38">recupération des </text:span><text:span text:style-name="T31">droits correspond</text:span><text:span text:style-name="T38">ant à la machine </text:span><text:span text:style-name="T40">et/ou de l’id d’un utilisateur</text:span><text:span text:style-name="T31">.</text:span></text:p>
      <text:p text:style-name="P30"><text:s text:c="5"/></text:p>
      <text:p text:style-name="P23"><text:span text:style-name="T13">var = new </text:span><text:span text:style-name="T18">Permission(ID_badge,id) →</text:span><text:span text:style-name="T19"> retourAutorisation() <text:s/></text:span><text:span text:style-name="T21">et/ou </text:span><text:span text:style-name="T20">retourUserId</text:span><text:span text:style-name="T19">()</text:span></text:p>
      <text:p text:style-name="P32"/>
      <text:p text:style-name="P32"/>
      <text:p text:style-name="P15"><text:span text:style-name="T51">Verifier la présence d’un utilisateur</text:span>: </text:p>
      <text:p text:style-name="P8"/>
      <text:p text:style-name="P9"><text:span text:style-name="T2">programme utilisé </text:span>: <text:span text:style-name="T52">ClassVerifierPresence.py</text:span></text:p>
      <text:p text:style-name="P8"/>
      <text:p text:style-name="P8"><text:span text:style-name="T2">parametre d’entrée</text:span> : <text:span text:style-name="T32">une variable </text:span><text:span text:style-name="T3">ID_</text:span><text:span text:style-name="T7">user</text:span><text:span text:style-name="T34"> </text:span><text:span text:style-name="T32">de type </text:span><text:span text:style-name="T3">« </text:span><text:span text:style-name="T7">int</text:span><text:span text:style-name="T3">»</text:span><text:span text:style-name="T32">.</text:span></text:p>
      <text:p text:style-name="P34"><text:tab/><text:tab/> <text:s text:c="8"/></text:p>
      <text:p text:style-name="P8"><text:span text:style-name="T2">Paramètre de sortie</text:span> : <text:span text:style-name="T8">True/False</text:span><text:span text:style-name="T35"> Utilisateur présent/ ou non</text:span></text:p>
      <text:p text:style-name="P8"/>
      <text:p text:style-name="P24">Utilisation :<text:span text:style-name="T10"> </text:span><text:span text:style-name="T38">Un utilisateur badge </text:span><text:span text:style-name="T41">sur une machine</text:span><text:span text:style-name="T10"> → </text:span><text:span text:style-name="T27">initialisation</text:span><text:span text:style-name="T28"> </text:span><text:span text:style-name="T27"><text:s/></text:span><text:span text:style-name="T39">ET</text:span><text:span text:style-name="T10"> <text:s/></text:span><text:span text:style-name="T38">interrogation de l’API → </text:span><text:span text:style-name="T31"><text:s/></text:span><text:span text:style-name="T38">recupération d</text:span><text:span text:style-name="T41">e la présence de l’utilisateur</text:span><text:span text:style-name="T31">.</text:span></text:p>
      <text:p text:style-name="P31"><text:s text:c="5"/></text:p>
      <text:p text:style-name="P37"><text:span text:style-name="T13">var = new </text:span><text:span text:style-name="T22">Presence</text:span><text:span text:style-name="T18">(ID_</text:span><text:span text:style-name="T22">user)</text:span><text:span text:style-name="T18"> →</text:span><text:span text:style-name="T19"> </text:span><text:span text:style-name="T23">retourPresence()</text:span></text:p>
      <text:p text:style-name="P37"><text:span text:style-name="T23"/></text:p>
      <text:p text:style-name="P37"><text:span text:style-name="T23"/></text:p>
      <text:p text:style-name="P37"><text:span text:style-name="T23"/></text:p>
      <text:p text:style-name="P37"><text:span text:style-name="T23"/></text:p>
      <text:p text:style-name="P37"><text:span text:style-name="T23"/></text:p>
      <text:p text:style-name="P37"><text:span text:style-name="T23"/></text:p>
      <text:p text:style-name="P37"><text:span text:style-name="T23"/></text:p>
      <text:p text:style-name="P37"><text:span text:style-name="T23"/></text:p>
      <text:p text:style-name="P37"><text:span text:style-name="T23"/></text:p>
      <text:p text:style-name="P40"><text:soft-page-break/><text:span text:style-name="T53">Recuperer les infos de l’equipement</text:span>: </text:p>
      <text:p text:style-name="P41"/>
      <text:p text:style-name="P42"><text:span text:style-name="T2">programme utilisé </text:span>: <text:span text:style-name="T54">ClassInfosEquipement.py</text:span></text:p>
      <text:p text:style-name="P41"/>
      <text:p text:style-name="P41"><text:span text:style-name="T2">parametre d’entrée</text:span> : <text:span text:style-name="T36">aucun, on ouvre un fichier json contenant des informations lier au raspberry.</text:span></text:p>
      <text:p text:style-name="P35"><text:tab/><text:tab/> <text:s text:c="8"/></text:p>
      <text:p text:style-name="P43"><text:span text:style-name="T2">Paramètre de sortie</text:span> : <text:span text:style-name="T55">var </text:span><text:span text:style-name="T9">"IdEquipement"</text:span><text:span text:style-name="T35"> </text:span><text:span text:style-name="T37">de type </text:span><text:span text:style-name="T24">int</text:span><text:span text:style-name="T37">.</text:span></text:p>
      <text:p text:style-name="P43"><text:span text:style-name="T35"><text:tab/><text:tab/><text:tab/></text:span><text:span text:style-name="T37">var </text:span><text:span text:style-name="T9">"UrlServeur"</text:span><text:span text:style-name="T37"> de type </text:span><text:span text:style-name="T9">str</text:span><text:span text:style-name="T37"> .</text:span></text:p>
      <text:p text:style-name="P41"/>
      <text:p text:style-name="P38">Utilisation :<text:span text:style-name="T10"> <text:s/></text:span><text:span text:style-name="T27">initialisation</text:span><text:span text:style-name="T28"> </text:span><text:span text:style-name="T38">→ </text:span><text:span text:style-name="T31"><text:s/></text:span><text:span text:style-name="T38">recupération d</text:span><text:span text:style-name="T41">e l</text:span><text:span text:style-name="T42">l’id equipement et/ou de l’url du serveur</text:span><text:span text:style-name="T31">.</text:span></text:p>
      <text:p text:style-name="P36"><text:s text:c="5"/></text:p>
      <text:p text:style-name="P39"><text:span text:style-name="T13">var = new </text:span><text:span text:style-name="T26">InfosEquipement</text:span><text:span text:style-name="T18"> →</text:span><text:span text:style-name="T19"> </text:span><text:span text:style-name="T25">renvoieIdEquipement</text:span><text:span text:style-name="T23">() </text:span><text:span text:style-name="T25">et/ou renvoieUrlServeur()</text:span></text:p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3:26:14.268253713</meta:creation-date>
    <dc:date>2017-03-16T17:32:51.919626011</dc:date>
    <meta:editing-duration>PT2H4M</meta:editing-duration>
    <meta:editing-cycles>52</meta:editing-cycles>
    <meta:generator>LibreOffice/5.1.4.2$Linux_X86_64 LibreOffice_project/10m0$Build-2</meta:generator>
    <meta:document-statistic meta:table-count="0" meta:image-count="0" meta:object-count="0" meta:page-count="3" meta:paragraph-count="52" meta:word-count="453" meta:character-count="3081" meta:non-whitespace-character-count="2557"/>
  </office:meta>
</office:document-meta>
</file>